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  <style:text-properties officeooo:rsid="00a24453" officeooo:paragraph-rsid="00a24453"/>
    </style:style>
    <style:style style:name="P2" style:family="paragraph" style:parent-style-name="No_20_Spacing">
      <style:paragraph-properties fo:text-align="justify" style:justify-single-word="false"/>
      <style:text-properties officeooo:rsid="00a24453" officeooo:paragraph-rsid="00c7e7fa"/>
    </style:style>
    <style:style style:name="P3" style:family="paragraph" style:parent-style-name="No_20_Spacing">
      <style:paragraph-properties fo:text-align="justify" style:justify-single-word="false"/>
      <style:text-properties officeooo:rsid="00a39c1b" officeooo:paragraph-rsid="00a39c1b"/>
    </style:style>
    <style:style style:name="P4" style:family="paragraph" style:parent-style-name="No_20_Spacing">
      <style:paragraph-properties fo:text-align="justify" style:justify-single-word="false"/>
      <style:text-properties fo:color="#996600" officeooo:rsid="00a24453" officeooo:paragraph-rsid="00a24453"/>
    </style:style>
    <style:style style:name="P5" style:family="paragraph" style:parent-style-name="No_20_Spacing">
      <style:paragraph-properties fo:text-align="justify" style:justify-single-word="false"/>
      <style:text-properties officeooo:rsid="00b61025" officeooo:paragraph-rsid="00b61025"/>
    </style:style>
    <style:style style:name="P6" style:family="paragraph" style:parent-style-name="No_20_Spacing">
      <style:paragraph-properties fo:text-align="justify" style:justify-single-word="false"/>
      <style:text-properties officeooo:paragraph-rsid="00c49618"/>
    </style:style>
    <style:style style:name="P7" style:family="paragraph" style:parent-style-name="No_20_Spacing" style:master-page-name="Standard">
      <style:paragraph-properties fo:text-align="justify" style:justify-single-word="false" style:page-number="auto"/>
      <style:text-properties fo:color="#996600" officeooo:rsid="00a524fd" officeooo:paragraph-rsid="00a524fd"/>
    </style:style>
    <style:style style:name="T1" style:family="text">
      <style:text-properties style:text-position="super 58%"/>
    </style:style>
    <style:style style:name="T2" style:family="text">
      <style:text-properties fo:color="#996600"/>
    </style:style>
    <style:style style:name="T3" style:family="text">
      <style:text-properties fo:color="#996600" officeooo:rsid="00aa2d88"/>
    </style:style>
    <style:style style:name="T4" style:family="text">
      <style:text-properties fo:color="#996600" officeooo:rsid="00a24453"/>
    </style:style>
    <style:style style:name="T5" style:family="text">
      <style:text-properties fo:color="#996600" officeooo:rsid="00cc782a"/>
    </style:style>
    <style:style style:name="T6" style:family="text">
      <style:text-properties officeooo:rsid="00ab77ac"/>
    </style:style>
    <style:style style:name="T7" style:family="text">
      <style:text-properties officeooo:rsid="00ac3d99"/>
    </style:style>
    <style:style style:name="T8" style:family="text">
      <style:text-properties officeooo:rsid="00adf206"/>
    </style:style>
    <style:style style:name="T9" style:family="text">
      <style:text-properties officeooo:rsid="00afd0f6"/>
    </style:style>
    <style:style style:name="T10" style:family="text">
      <style:text-properties officeooo:rsid="00b4092c"/>
    </style:style>
    <style:style style:name="T11" style:family="text">
      <style:text-properties officeooo:rsid="00b5066a"/>
    </style:style>
    <style:style style:name="T12" style:family="text">
      <style:text-properties officeooo:rsid="00b7ee11"/>
    </style:style>
    <style:style style:name="T13" style:family="text">
      <style:text-properties officeooo:rsid="00b91e69"/>
    </style:style>
    <style:style style:name="T14" style:family="text">
      <style:text-properties officeooo:rsid="00bce0f4"/>
    </style:style>
    <style:style style:name="T15" style:family="text">
      <style:text-properties officeooo:rsid="00bdf0df"/>
    </style:style>
    <style:style style:name="T16" style:family="text">
      <style:text-properties officeooo:rsid="00a24453"/>
    </style:style>
    <style:style style:name="T17" style:family="text">
      <style:text-properties officeooo:rsid="00ce1322"/>
    </style:style>
    <style:style style:name="T18" style:family="text">
      <style:text-properties officeooo:rsid="00d153cc"/>
    </style:style>
    <style:style style:name="T19" style:family="text">
      <style:text-properties officeooo:rsid="00d865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<text:span text:style-name="T1">rd</text:span> May 2019</text:p>
      <text:p text:style-name="P1"/>
      <text:p text:style-name="P4">[Hiring Manager’s Name] </text:p>
      <text:p text:style-name="P4">[341 Company Address]</text:p>
      <text:p text:style-name="P4">[Palo Alto, California 94301]</text:p>
      <text:p text:style-name="P4">[(xxx) xxx-xxxx]</text:p>
      <text:p text:style-name="P4">[hiring.manager@gmail.com]</text:p>
      <text:p text:style-name="P4"/>
      <text:p text:style-name="P1">Dear <text:span text:style-name="T2">[Hiring Manager’s Name]</text:span>,</text:p>
      <text:p text:style-name="P1"/>
      <text:p text:style-name="P6"><text:span text:style-name="T16">I’m excited to be applying for the </text:span><text:span text:style-name="T4">S</text:span><text:span text:style-name="T5">enior S</text:span><text:span text:style-name="T4">oftware Engineer</text:span><text:span text:style-name="T16"> position at </text:span><text:span text:style-name="T3">[Company Name]</text:span><text:span text:style-name="T16">. With six years of experience in software development and systems architecture out of which last two years also involves the experience of managing the team of 5 to 7 people, I am confident that I will be an excellent fit for </text:span><text:span text:style-name="T3">[Company Name]</text:span><text:span text:style-name="T16">’s next </text:span><text:span text:style-name="T4">Senior Software Engineer</text:span><text:span text:style-name="T16">. My experience has provided me the innovative and technical skills necessary to successfully provide your company with multifaceted technical solutions across a wide range of software platforms and </text:span>I’m thrilled at the opportunity to show off my technical expertise and leadership skills as part of <text:span text:style-name="T3">[Company Name]</text:span>’s expert team.</text:p>
      <text:p text:style-name="P1"/>
      <text:p text:style-name="P1">At <text:span text:style-name="T6">Moglix</text:span>, I am responsible for leading the development for t<text:span text:style-name="T17">wo</text:span> high-traffic websites <text:span text:style-name="T7">whose micro-service architecture is load-tested for handling even 50K hits per second</text:span>. I oversee the building of innovative systems architecture via <text:span text:style-name="T8">SpringBoot</text:span> <text:s/><text:span text:style-name="T8">and Play </text:span>frameworks, HTML5, CSS<text:span text:style-name="T8">3</text:span>, <text:span text:style-name="T8">Angular</text:span>, MySQL, <text:span text:style-name="T8">MongoDB, Kafka, RabbitMQ</text:span> and ElasticSearch. <text:s/>I was instrumental in structuring several internal systems <text:span text:style-name="T9">and processes</text:span> <text:span text:style-name="T9">such as</text:span> <text:span text:style-name="T18">api guidelines, coding guidelines, code-review, logging processes such as log centralization and log auditing, git branching, code quality analysis, unit testing, exception tracking by sending notification, etc. </text:span>I also successfully collaborate on solutions with our product, QA, and marketing teams to offer the best user experience to <text:span text:style-name="T19">the end user</text:span>.</text:p>
      <text:p text:style-name="P1"/>
      <text:p text:style-name="P1">I have refined my strengths through six years of experience in <text:span text:style-name="T10">software and web development</text:span>, where I provided solutions in programming, <text:span text:style-name="T13">databases, architectures, team management, etc</text:span>. <text:span text:style-name="T15">I</text:span>t would be a pleasure <text:span text:style-name="T14">for me</text:span> to learn more about <text:span text:style-name="T3">[Company Name]</text:span>’s needs, and I would welcome the chance to provide further insight into my knowledge of project management, technical abilities, personal attributes, and track record of success in building revenue generating <text:span text:style-name="T11">softwares and </text:span>web technologies compatible across multiple platforms, browsers, and devices.</text:p>
      <text:p text:style-name="P1"/>
      <text:p text:style-name="P2">Thank you for your time and consideration. I hope to hear from you soon to schedule an interview. </text:p>
      <text:p text:style-name="P1"/>
      <text:p text:style-name="P1">Sincerely,</text:p>
      <text:p text:style-name="P3">Shubham Priyadarshi,</text:p>
      <text:p text:style-name="P5">Tech Lead at Mogli <text:span text:style-name="T12">Lab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01</meta:editing-cycles>
    <meta:creation-date>2016-08-16T07:20:00</meta:creation-date>
    <dc:date>2019-05-29T16:50:22.056000672</dc:date>
    <meta:editing-duration>P4DT23H46M46S</meta:editing-duration>
    <meta:generator>LibreOffice/5.1.6.2$Linux_X86_64 LibreOffice_project/10m0$Build-2</meta:generator>
    <meta:document-statistic meta:table-count="0" meta:image-count="0" meta:object-count="0" meta:page-count="1" meta:paragraph-count="14" meta:word-count="345" meta:character-count="2317" meta:non-whitespace-character-count="1982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